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ORELLANO CRUZ, JORGE GUILLERM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ORELLANO CRUZ, JORGE GUILLERM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28837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BICERRA PAREDES, KATTY</text:p>
          </table:table-cell>
          <table:covered-table-cell/>
          <table:covered-table-cell/>
          <table:table-cell table:style-name="Tabla1.E3" table:number-columns-spanned="2" office:value-type="string">
            <text:p text:style-name="P9">DNI:538227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7 - Trans. Aer. Caja Pollo Criollo</text:p>
          </table:table-cell>
          <table:table-cell table:style-name="Tableau1.A2" office:value-type="string">
            <text:p text:style-name="P14">151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604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04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8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18:20:5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